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5.65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2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47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36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20"/>
        <table:table-column table:style-name="co1" table:default-cell-style-name="ce30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47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3]=&quot;Simple&quot;;5;IF([.H13]=&quot;Intermedio&quot;;10;IF([.H1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office:annotation draw:style-name="gr1" draw:text-style-name="P2" svg:width="28.99mm" svg:height="9.91mm" svg:x="112.78mm" svg:y="92.06mm" draw:caption-point-x="0mm" draw:caption-point-y="0mm">
              <dc:date>2017-10-03T00:00:00</dc:date>
              <text:p text:style-name="P1"><text:span text:style-name="T1">¿Debería ser COMPLEJO?</text:span></text:p>
            </office:annotation>
            <text:p>CU03: Crear formulario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4" table:formula="of:=IF([.H14]=&quot;Simple&quot;;5;IF([.H14]=&quot;Intermedio&quot;;10;IF([.H1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4: Borrar formulario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5: Modificar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06: Cambiar visibilidad del formulario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7]&gt;0;IF([.$F17]&lt;=3;&quot;Simple&quot;;IF(AND([.$F17]&gt;3;[.$F17]&lt;7);&quot;Intermedio&quot;;IF([.$F17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7]=&quot;Simple&quot;;5;IF([.H17]=&quot;Intermedio&quot;;10;IF([.H17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7: Cerrar sesión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8: Agreg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9]&gt;0;IF([.$F19]&lt;=3;&quot;Simple&quot;;IF(AND([.$F19]&gt;3;[.$F19]&lt;7);&quot;Intermedio&quot;;IF([.$F19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9]=&quot;Simple&quot;;5;IF([.H19]=&quot;Intermedio&quot;;10;IF([.H19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9: Elimin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0]&gt;0;IF([.$F20]&lt;=3;&quot;Simple&quot;;IF(AND([.$F20]&gt;3;[.$F20]&lt;7);&quot;Intermedio&quot;;IF([.$F20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0]=&quot;Simple&quot;;5;IF([.H20]=&quot;Intermedio&quot;;10;IF([.H20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0: Modific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1]&gt;0;IF([.$F21]&lt;=3;&quot;Simple&quot;;IF(AND([.$F21]&gt;3;[.$F21]&lt;7);&quot;Intermedio&quot;;IF([.$F21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1]=&quot;Simple&quot;;5;IF([.H21]=&quot;Intermedio&quot;;10;IF([.H21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1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2]&gt;0;IF([.$F22]&lt;=3;&quot;Simple&quot;;IF(AND([.$F22]&gt;3;[.$F22]&lt;7);&quot;Intermedio&quot;;IF([.$F2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2]=&quot;Simple&quot;;5;IF([.H22]=&quot;Intermedio&quot;;10;IF([.H2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2: Iniciar sesión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3]&gt;0;IF([.$F23]&lt;=3;&quot;Simple&quot;;IF(AND([.$F23]&gt;3;[.$F23]&lt;7);&quot;Intermedio&quot;;IF([.$F2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3]=&quot;Simple&quot;;5;IF([.H23]=&quot;Intermedio&quot;;10;IF([.H2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Validación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24]&gt;0;IF([.$F24]&lt;=3;&quot;Simple&quot;;IF(AND([.$F24]&gt;3;[.$F24]&lt;7);&quot;Intermedio&quot;;IF([.$F2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4" table:formula="of:=IF([.H24]=&quot;Simple&quot;;5;IF([.H24]=&quot;Intermedio&quot;;10;IF([.H2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4: Buscar entre formularios cread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5]&gt;0;IF([.$F25]&lt;=3;&quot;Simple&quot;;IF(AND([.$F25]&gt;3;[.$F25]&lt;7);&quot;Intermedio&quot;;IF([.$F2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5]=&quot;Simple&quot;;5;IF([.H25]=&quot;Intermedio&quot;;10;IF([.H2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ce11" table:number-columns-repeated="6"/>
          <table:table-cell table:style-name="ce28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47" table:formula="of:=SUM([.J12:.J25])" office:value-type="float" office:value="80" calcext:value-type="float" table:number-columns-spanned="2" table:number-rows-spanned="1">
            <text:p>80</text:p>
          </table:table-cell>
          <table:covered-table-cell table:style-name="ce53"/>
          <table:table-cell/>
        </table:table-row>
        <table:table-row table:style-name="ro4">
          <table:table-cell/>
          <table:table-cell table:style-name="ce11" table:number-columns-repeated="6"/>
          <table:table-cell table:style-name="ce28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47" table:formula="of:=SUM([.F9];[.J26])" office:value-type="float" office:value="89" calcext:value-type="float" table:number-columns-spanned="2" table:number-rows-spanned="1">
            <text:p>89</text:p>
          </table:table-cell>
          <table:covered-table-cell table:style-name="ce53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T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0];[.K3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1];[.K31])" office:value-type="float" office:value="8" calcext:value-type="float">
            <text:p>8</text:p>
          </table:table-cell>
        </table:table-row>
        <table:table-row table:style-name="ro7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2];[.K32])"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3];[.K33])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4];[.K34])" office:value-type="float" office:value="2" calcext:value-type="float">
            <text:p>2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35];[.K35])" office:value-type="float" office:value="0.5" calcext:value-type="float">
            <text:p>0,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36];[.K3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7];[.K37])" office:value-type="float" office:value="6" calcext:value-type="float">
            <text:p>6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8];[.K3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9];[.K39])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0];[.K4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1];[.K4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2">tipo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2];[.K4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TF</text:p>
          </table:table-cell>
          <table:covered-table-cell/>
          <table:table-cell table:style-name="ce47" table:formula="of:=SUM([.L30:.L42])" office:value-type="float" office:value="36" calcext:value-type="float">
            <text:p>36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TCF</text:p>
          </table:table-cell>
          <table:covered-table-cell/>
          <table:table-cell table:style-name="ce47" table:formula="of:=0.6+[.L43]/100" office:value-type="float" office:value="0.96" calcext:value-type="float">
            <text:p>0,9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E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pero nunca se puso en práctic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.5" calcext:value-type="float">
            <text:p>1,5</text:p>
          </table:table-cell>
          <table:table-cell table:style-name="ce54" table:formula="of:=PRODUCT([.J47];[.K47])" office:value-type="float" office:value="4.5" calcext:value-type="float">
            <text:p>4,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48];[.K48])" office:value-type="float" office:value="0.5" calcext:value-type="float">
            <text:p>0,5</text:p>
          </table:table-cell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9];[.K49])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líderes no tienen experiencia en lo que a este factor respecta, <text:span text:style-name="T2">pero no hay a quién liderar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50];[.K50])" office:value-type="float" office:value="1.5" calcext:value-type="float">
            <text:p>1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51];[.K51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52];[.K52])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Miembros del grupo que trabajan <text:span text:style-name="T2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n <text:span text:style-name="T2">part-time</text:span><text:span text:style-name="T3">.</text:span>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-1" calcext:value-type="float">
            <text:p>-1</text:p>
          </table:table-cell>
          <table:table-cell table:style-name="ce54" table:formula="of:=PRODUCT([.J53];[.K53])" office:value-type="float" office:value="-5" calcext:value-type="float">
            <text:p>-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-1" calcext:value-type="float">
            <text:p>-1</text:p>
          </table:table-cell>
          <table:table-cell table:style-name="ce54" table:formula="of:=PRODUCT([.J54];[.K54])" office:value-type="float" office:value="-3" calcext:value-type="float">
            <text:p>-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EF</text:p>
          </table:table-cell>
          <table:covered-table-cell/>
          <table:table-cell table:style-name="ce47" table:formula="of:=SUM([.L47:.L54])" office:value-type="float" office:value="15.5" calcext:value-type="float">
            <text:p>1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ECF</text:p>
          </table:table-cell>
          <table:covered-table-cell/>
          <table:table-cell table:style-name="ce39" table:formula="of:=1.4+(-0.03*[.L55])" office:value-type="float" office:value="0.935" calcext:value-type="float">
            <text:p>0,9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6" table:formula="of:=PRODUCT([.J27];[.L44];[.L56])" office:value-type="float" office:value="79.8864" calcext:value-type="float" table:number-columns-spanned="11" table:number-rows-spanned="1">
            <text:p>79,89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7" table:formula="of:=[.B59]*20" office:value-type="float" office:value="1597.728" calcext:value-type="float" table:number-columns-spanned="11" table:number-rows-spanned="1">
            <text:p>1597,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2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32" table:formula="of:=([.G67]/0.4)*0.1" office:value-type="float" office:value="399.432" calcext:value-type="float" table:number-columns-spanned="2" table:number-rows-spanned="1">
            <text:p>399,43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2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33" table:formula="of:=([.G67]/0.4)*0.2" office:value-type="float" office:value="798.864" calcext:value-type="float" table:number-columns-spanned="2" table:number-rows-spanned="1">
            <text:p>798,86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2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32" table:formula="of:=[.B62]" office:value-type="float" office:value="1597.728" calcext:value-type="float" table:number-columns-spanned="2" table:number-rows-spanned="1">
            <text:p>1.597,73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599.148" calcext:value-type="float" table:number-columns-spanned="2" table:number-rows-spanned="1">
            <text:p>599,15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599.148" calcext:value-type="float" table:number-columns-spanned="2" table:number-rows-spanned="1">
            <text:p>599,15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28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2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32" table:formula="of:=SUM([.G65:.G69])" office:value-type="float" office:value="3994.32" calcext:value-type="float" table:number-columns-spanned="2" table:number-rows-spanned="1">
            <text:p>3.994,32</text:p>
          </table:table-cell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/00/0000</text:date>, <text:time style:data-style-name="N2" text:time-value="18:32:30.236994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0-03T18:41:57.146488060</dc:date>
    <meta:editing-duration>PT1H43M10S</meta:editing-duration>
    <meta:editing-cycles>13</meta:editing-cycles>
    <meta:generator>LibreOffice/5.4.1.2$Linux_X86_64 LibreOffice_project/ea7cb86e6eeb2bf3a5af73a8f7777ac570321527</meta:generator>
    <meta:document-statistic meta:table-count="1" meta:cell-count="228" meta:object-count="0"/>
  </office:meta>
</office:document-meta>
</file>